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52,633,143,808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62,081,323,299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86,138,288,615.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86,196,265,191.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80,845,384,375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73,180,036,692.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67,517,349,212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60,178,909,297.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49,765,676,402.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33,689,223,673.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29,549,438,883.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22,311,393,927.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7,330,833,852.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4,307,509,838.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2,030,023,547.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0,134,453,435.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9,687,788,512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1,401,421,329.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3,760,513,969.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7,078,465,982.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4,988,971,210.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4,744,603,773.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3,948,892,215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5:40:31.323854697</dc:date>
    <meta:editing-duration>PT7H32M16S</meta:editing-duration>
    <meta:editing-cycles>184</meta:editing-cycles>
    <meta:generator>LibreOffice/7.2.6.2$Linux_X86_64 LibreOffice_project/20$Build-2</meta:generator>
    <meta:document-statistic meta:table-count="1" meta:cell-count="48" meta:object-count="0"/>
  </office:meta>
</office:document-meta>
</file>